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f10d0c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f10d0c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106cm" svg:stroke-color="#3465a4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8" style:family="graphic" style:parent-style-name="objectwithoutfill">
      <style:graphic-properties svg:stroke-width="0.106cm" svg:stroke-color="#16825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svg:stroke-color="#168253" draw:textarea-horizontal-align="justify" draw:textarea-vertical-align="middle" draw:auto-grow-height="false" fo:min-height="3.5cm" fo:min-width="4.75cm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svg:stroke-width="0.081cm" svg:stroke-color="#f10d0c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8 <text:s text:c="2"/>19 <text:s text:c="8"/>5V <text:s text:c="2"/>GN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6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5.2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0.75cm" svg:y="12.5cm">
          <text:p text:style-name="P1">G <text:s/>A <text:s/>B <text:s/>5v</text:p>
          <text:p text:style-name="P1"/>
          <text:p text:style-name="P1">PZEM017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2" draw:layer="layout" svg:x1="2.5cm" svg:y1="12.5cm" svg:x2="2.5cm" svg:y2="11.25cm">
            <text:p/>
          </draw:line>
          <draw:line draw:style-name="gr4" draw:text-style-name="P2" draw:layer="layout" svg:x1="7cm" svg:y1="12.5cm" svg:x2="7cm" svg:y2="11.25cm">
            <text:p/>
          </draw:line>
          <draw:line draw:style-name="gr4" draw:text-style-name="P2" draw:layer="layout" svg:x1="11.25cm" svg:y1="12.5cm" svg:x2="11.25cm" svg:y2="11.25cm">
            <text:p/>
          </draw:line>
          <draw:line draw:style-name="gr4" draw:text-style-name="P2" draw:layer="layout" svg:x1="15.75cm" svg:y1="12.5cm" svg:x2="15.75cm" svg:y2="11.25cm">
            <text:p/>
          </draw:line>
          <draw:line draw:style-name="gr4" draw:text-style-name="P2" draw:layer="layout" svg:x1="2.501cm" svg:y1="11.25cm" svg:x2="15.75cm" svg:y2="11.25cm">
            <text:p/>
          </draw:line>
          <draw:line draw:style-name="gr4" draw:text-style-name="P2" draw:layer="layout" svg:x1="13cm" svg:y1="8.25cm" svg:x2="13cm" svg:y2="11.25cm">
            <text:p/>
          </draw:line>
        </draw:g>
        <draw:g draw:style-name="gr3">
          <draw:line draw:style-name="gr5" draw:text-style-name="P2" draw:layer="layout" svg:x1="5cm" svg:y1="12.5cm" svg:x2="5cm" svg:y2="10.75cm">
            <text:p/>
          </draw:line>
          <draw:line draw:style-name="gr5" draw:text-style-name="P2" draw:layer="layout" svg:x1="9.5cm" svg:y1="12.5cm" svg:x2="9.5cm" svg:y2="10.75cm">
            <text:p/>
          </draw:line>
          <draw:line draw:style-name="gr6" draw:text-style-name="P2" draw:layer="layout" svg:x1="14cm" svg:y1="12.5cm" svg:x2="14cm" svg:y2="10.75cm">
            <text:p/>
          </draw:line>
          <draw:line draw:style-name="gr6" draw:text-style-name="P2" draw:layer="layout" svg:x1="18.5cm" svg:y1="12.5cm" svg:x2="18.5cm" svg:y2="10.75cm">
            <text:p/>
          </draw:line>
          <draw:line draw:style-name="gr6" draw:text-style-name="P2" draw:layer="layout" svg:x1="5cm" svg:y1="10.75cm" svg:x2="18.5cm" svg:y2="10.75cm">
            <text:p/>
          </draw:line>
          <draw:line draw:style-name="gr6" draw:text-style-name="P2" draw:layer="layout" svg:x1="11.25cm" svg:y1="8.25cm" svg:x2="11.25cm" svg:y2="10.75cm">
            <text:p/>
          </draw:line>
        </draw:g>
        <draw:g draw:style-name="gr3">
          <draw:line draw:style-name="gr7" draw:text-style-name="P2" draw:layer="layout" svg:x1="3.25cm" svg:y1="12.5cm" svg:x2="3.25cm" svg:y2="10.25cm">
            <text:p/>
          </draw:line>
          <draw:line draw:style-name="gr7" draw:text-style-name="P2" draw:layer="layout" svg:x1="7.75cm" svg:y1="12.5cm" svg:x2="7.75cm" svg:y2="10.25cm">
            <text:p/>
          </draw:line>
          <draw:line draw:style-name="gr7" draw:text-style-name="P2" draw:layer="layout" svg:x1="12.25cm" svg:y1="12.5cm" svg:x2="12.25cm" svg:y2="10.25cm">
            <text:p/>
          </draw:line>
          <draw:line draw:style-name="gr7" draw:text-style-name="P2" draw:layer="layout" svg:x1="16.75cm" svg:y1="12.5cm" svg:x2="16.75cm" svg:y2="10.25cm">
            <text:p/>
          </draw:line>
          <draw:line draw:style-name="gr7" draw:text-style-name="P2" draw:layer="layout" svg:x1="3.25cm" svg:y1="10.25cm" svg:x2="16.75cm" svg:y2="10.25cm">
            <text:p/>
          </draw:line>
          <draw:line draw:style-name="gr7" draw:text-style-name="P2" draw:layer="layout" svg:x1="7.75cm" svg:y1="8.25cm" svg:x2="7.75cm" svg:y2="10.25cm">
            <text:p/>
          </draw:line>
        </draw:g>
        <draw:g draw:style-name="gr3">
          <draw:line draw:style-name="gr8" draw:text-style-name="P2" draw:layer="layout" svg:x1="4cm" svg:y1="12.5cm" svg:x2="4cm" svg:y2="9.75cm">
            <text:p/>
          </draw:line>
          <draw:line draw:style-name="gr8" draw:text-style-name="P2" draw:layer="layout" svg:x1="8.5cm" svg:y1="12.5cm" svg:x2="8.5cm" svg:y2="9.75cm">
            <text:p/>
          </draw:line>
          <draw:line draw:style-name="gr8" draw:text-style-name="P2" draw:layer="layout" svg:x1="12.75cm" svg:y1="12.5cm" svg:x2="12.75cm" svg:y2="9.75cm">
            <text:p/>
          </draw:line>
          <draw:line draw:style-name="gr8" draw:text-style-name="P2" draw:layer="layout" svg:x1="17.75cm" svg:y1="12.5cm" svg:x2="17.75cm" svg:y2="9.75cm">
            <text:p/>
          </draw:line>
          <draw:line draw:style-name="gr8" draw:text-style-name="P2" draw:layer="layout" svg:x1="4cm" svg:y1="9.75cm" svg:x2="17.75cm" svg:y2="9.75cm">
            <text:p/>
          </draw:line>
          <draw:line draw:style-name="gr8" draw:text-style-name="P2" draw:layer="layout" svg:x1="9cm" svg:y1="8.25cm" svg:x2="9cm" svg:y2="9.75cm">
            <text:p/>
          </draw:line>
        </draw:g>
        <draw:frame draw:style-name="gr9" draw:text-style-name="P3" draw:layer="layout" svg:width="5cm" svg:height="1.936cm" svg:x="8cm" svg:y="2.25cm">
          <draw:text-box>
            <text:p text:style-name="P1">PZEM 017 <text:s/>DC กล่องสีดำ</text:p>
          </draw:text-box>
        </draw:frame>
        <draw:frame draw:style-name="gr10" draw:text-style-name="P3" draw:layer="layout" svg:width="3.803cm" svg:height="3.095cm" svg:x="16.25cm" svg:y="6.5cm">
          <draw:text-box>
            <text:p text:style-name="P1">18 &gt; A</text:p>
            <text:p text:style-name="P1">19 &gt; B</text:p>
            <text:p text:style-name="P1"><text:s/>5v &gt; 5v</text:p>
            <text:p text:style-name="P1">Gnd <text:s/>&gt; Gnd</text:p>
          </draw:text-box>
        </draw:frame>
      </draw:page>
      <draw:page draw:name="page2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16 <text:s text:c="2"/>17 <text:s text:c="8"/>5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936cm" svg:x="8cm" svg:y="2.25cm">
          <draw:text-box>
            <text:p text:style-name="P1">PZEM 004T <text:s/>AC กล่องสีฟ้า</text:p>
          </draw:text-box>
        </draw:frame>
        <draw:custom-shape draw:style-name="gr11" draw:text-style-name="P1" draw:layer="layout" svg:width="5.25cm" svg:height="3.75cm" svg:x="3.5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5cm" svg:height="3.75cm" svg:x="11cm" svg:y="11.5cm">
          <text:p text:style-name="P1">5V Rx Tx G</text:p>
          <text:p text:style-name="P1"/>
          <text:p text:style-name="P1">PZEM 004T</text:p>
          <text:p text:style-name="P1"/>
          <draw:enhanced-geometry svg:viewBox="0 0 21600 21600" draw:type="rectangle" draw:enhanced-path="M 0 0 L 21600 0 21600 21600 0 21600 0 0 Z N"/>
        </draw:custom-shape>
        <draw:g draw:style-name="gr3">
          <draw:line draw:style-name="gr8" draw:text-style-name="P2" draw:layer="layout" svg:x1="6.75cm" svg:y1="11.5cm" svg:x2="6.75cm" svg:y2="9.75cm">
            <text:p/>
          </draw:line>
          <draw:line draw:style-name="gr8" draw:text-style-name="P2" draw:layer="layout" svg:x1="14.25cm" svg:y1="11.5cm" svg:x2="14.25cm" svg:y2="9.75cm">
            <text:p/>
          </draw:line>
          <draw:line draw:style-name="gr8" draw:text-style-name="P2" draw:layer="layout" svg:x1="6.75cm" svg:y1="9.75cm" svg:x2="14.25cm" svg:y2="9.75cm">
            <text:p/>
          </draw:line>
          <draw:line draw:style-name="gr8" draw:text-style-name="P2" draw:layer="layout" svg:x1="7.75cm" svg:y1="8.25cm" svg:x2="7.75cm" svg:y2="9.75cm">
            <text:p/>
          </draw:line>
        </draw:g>
        <draw:g draw:style-name="gr3">
          <draw:line draw:style-name="gr12" draw:text-style-name="P2" draw:layer="layout" svg:x1="5.75cm" svg:y1="11.5cm" svg:x2="5.75cm" svg:y2="9.25cm">
            <text:p/>
          </draw:line>
          <draw:line draw:style-name="gr12" draw:text-style-name="P2" draw:layer="layout" svg:x1="13.25cm" svg:y1="11.5cm" svg:x2="13.25cm" svg:y2="9.25cm">
            <text:p/>
          </draw:line>
          <draw:line draw:style-name="gr12" draw:text-style-name="P2" draw:layer="layout" svg:x1="5.75cm" svg:y1="9.25cm" svg:x2="13.25cm" svg:y2="9.25cm">
            <text:p/>
          </draw:line>
          <draw:line draw:style-name="gr12" draw:text-style-name="P2" draw:layer="layout" svg:x1="9cm" svg:y1="8.25cm" svg:x2="9cm" svg:y2="9.25cm">
            <text:p/>
          </draw:line>
        </draw:g>
        <draw:g draw:style-name="gr3">
          <draw:line draw:style-name="gr13" draw:text-style-name="P2" draw:layer="layout" svg:x1="4.75cm" svg:y1="11.5cm" svg:x2="4.75cm" svg:y2="10.5cm">
            <text:p/>
          </draw:line>
          <draw:line draw:style-name="gr13" draw:text-style-name="P2" draw:layer="layout" svg:x1="12.25cm" svg:y1="10.5cm" svg:x2="12.25cm" svg:y2="11.5cm">
            <text:p/>
          </draw:line>
          <draw:line draw:style-name="gr13" draw:text-style-name="P2" draw:layer="layout" svg:x1="4.75cm" svg:y1="10.5cm" svg:x2="12.25cm" svg:y2="10.5cm">
            <text:p/>
          </draw:line>
          <draw:line draw:style-name="gr13" draw:text-style-name="P2" draw:layer="layout" svg:x1="11.25cm" svg:y1="8.25cm" svg:x2="11.25cm" svg:y2="10.5cm">
            <text:p/>
          </draw:line>
        </draw:g>
        <draw:g draw:style-name="gr3">
          <draw:line draw:style-name="gr4" draw:text-style-name="P2" draw:layer="layout" svg:x1="7.5cm" svg:y1="11.5cm" svg:x2="7.5cm" svg:y2="11cm">
            <text:p/>
          </draw:line>
          <draw:line draw:style-name="gr4" draw:text-style-name="P2" draw:layer="layout" svg:x1="15cm" svg:y1="11.5cm" svg:x2="15cm" svg:y2="11cm">
            <text:p/>
          </draw:line>
          <draw:line draw:style-name="gr4" draw:text-style-name="P2" draw:layer="layout" svg:x1="7.5cm" svg:y1="11cm" svg:x2="15cm" svg:y2="11cm">
            <text:p/>
          </draw:line>
          <draw:line draw:style-name="gr4" draw:text-style-name="P2" draw:layer="layout" svg:x1="12.75cm" svg:y1="8.25cm" svg:x2="12.75cm" svg:y2="11cm">
            <text:p/>
          </draw:line>
        </draw:g>
        <draw:frame draw:style-name="gr10" draw:text-style-name="P3" draw:layer="layout" svg:width="3.803cm" svg:height="3.095cm" svg:x="16.25cm" svg:y="8.405cm">
          <draw:text-box>
            <text:p text:style-name="P1">16 &gt; Tx</text:p>
            <text:p text:style-name="P1">17 &gt; Tx</text:p>
            <text:p text:style-name="P1"><text:s/>5v &gt; 5v</text:p>
            <text:p text:style-name="P1">Gnd <text:s/>&gt; Gnd</text:p>
          </draw:text-box>
        </draw:frame>
      </draw:page>
      <draw:page draw:name="page3" draw:style-name="dp1" draw:master-page-name="Default">
        <draw:custom-shape draw:style-name="gr1" draw:text-style-name="P1" draw:layer="layout" svg:width="12.5cm" svg:height="3.5cm" svg:x="4.25cm" svg:y="4.75cm">
          <text:p text:style-name="P1"/>
          <text:p text:style-name="P1">ESP32</text:p>
          <text:p text:style-name="P1"/>
          <text:p text:style-name="P1">26 <text:s text:c="4"/>3.3V <text:s text:c="2"/>G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cm" svg:height="1.673cm" svg:x="8cm" svg:y="2.25cm">
          <draw:text-box>
            <text:p text:style-name="P1">DHT22 <text:s/></text:p>
            <text:p text:style-name="P1">Temp sensor </text:p>
          </draw:text-box>
        </draw:frame>
        <draw:custom-shape draw:style-name="gr11" draw:text-style-name="P1" draw:layer="layout" svg:width="5.25cm" svg:height="3.75cm" svg:x="8cm" svg:y="11.5cm">
          <text:p text:style-name="P1">- <text:s/>out <text:s/>+</text:p>
          <text:p text:style-name="P1"/>
          <text:p text:style-name="P1">DHT22</text:p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3.52cm" svg:height="2.384cm" svg:x="12.75cm" svg:y="8.75cm">
          <draw:text-box>
            <text:p text:style-name="P1">26 &gt; out</text:p>
            <text:p text:style-name="P1"><text:s text:c="4"/>+ &gt; 3.3v</text:p>
            <text:p text:style-name="P1"><text:s text:c="4"/>- <text:s/>&gt; Gnd</text:p>
          </draw:text-box>
        </draw:frame>
        <draw:g draw:style-name="gr3">
          <draw:line draw:style-name="gr4" draw:text-style-name="P2" draw:layer="layout" svg:x1="9.5cm" svg:y1="11.5cm" svg:x2="9.5cm" svg:y2="10.5cm">
            <text:p/>
          </draw:line>
          <draw:line draw:style-name="gr4" draw:text-style-name="P2" draw:layer="layout" svg:x1="12.25cm" svg:y1="10.5cm" svg:x2="12.25cm" svg:y2="8.25cm">
            <text:p/>
          </draw:line>
          <draw:line draw:style-name="gr4" draw:text-style-name="P2" draw:layer="layout" svg:x1="9.5cm" svg:y1="10.5cm" svg:x2="12.25cm" svg:y2="10.5cm">
            <text:p/>
          </draw:line>
        </draw:g>
        <draw:g draw:style-name="gr3">
          <draw:line draw:style-name="gr5" draw:text-style-name="P2" draw:layer="layout" svg:x1="10.25cm" svg:y1="8.25cm" svg:x2="10.25cm" svg:y2="9.25cm">
            <text:p/>
          </draw:line>
          <draw:line draw:style-name="gr5" draw:text-style-name="P2" draw:layer="layout" svg:x1="11.75cm" svg:y1="9.25cm" svg:x2="11.75cm" svg:y2="11.5cm">
            <text:p/>
          </draw:line>
          <draw:line draw:style-name="gr5" draw:text-style-name="P2" draw:layer="layout" svg:x1="10.25cm" svg:y1="9.25cm" svg:x2="11.75cm" svg:y2="9.25cm">
            <text:p/>
          </draw:line>
        </draw:g>
        <draw:g draw:style-name="gr3">
          <draw:line draw:style-name="gr12" draw:text-style-name="P2" draw:layer="layout" svg:x1="10.75cm" svg:y1="11.5cm" svg:x2="10.75cm" svg:y2="10cm">
            <text:p/>
          </draw:line>
          <draw:line draw:style-name="gr12" draw:text-style-name="P2" draw:layer="layout" svg:x1="8.5cm" svg:y1="10cm" svg:x2="8.5cm" svg:y2="8.25cm">
            <text:p/>
          </draw:line>
          <draw:line draw:style-name="gr12" draw:text-style-name="P2" draw:layer="layout" svg:x1="10.75cm" svg:y1="10cm" svg:x2="8.5cm" svg:y2="1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Angsana New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Cordia New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0T09:29:52.376000000</meta:creation-date>
    <dc:date>2025-01-20T10:47:33.261000000</dc:date>
    <meta:editing-duration>PT7M48S</meta:editing-duration>
    <meta:editing-cycles>1</meta:editing-cycles>
    <meta:document-statistic meta:object-count="76"/>
    <meta:generator>LibreOffice/24.8.3.2$Windows_X86_64 LibreOffice_project/48a6bac9e7e268aeb4c3483fcf825c94556d9f92</meta:generator>
  </office:meta>
</office:document-meta>
</file>